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it" style:country-asian="IT"/>
    </style:style>
    <style:style style:name="P2"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3" style:parent-style-name="Normale" style:family="paragraph">
      <style:paragraph-properties fo:margin-top="0.0694in" fo:margin-bottom="0.0694in" fo:line-height="100%"/>
    </style:style>
    <style:style style:name="T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9"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15"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17" style:parent-style-name="Normale" style:list-style-name="LFO1" style:family="paragraph">
      <style:paragraph-properties fo:margin-top="0.0694in" fo:margin-bottom="0.0694in" fo:line-height="100%"/>
    </style:style>
    <style:style style:name="T1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1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2" style:parent-style-name="Normale" style:list-style-name="LFO1" style:family="paragraph">
      <style:paragraph-properties fo:margin-top="0.0694in" fo:margin-bottom="0.0694in" fo:line-height="100%"/>
    </style:style>
    <style:style style:name="T23"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4"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25"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27" style:parent-style-name="Normale" style:list-style-name="LFO1" style:family="paragraph">
      <style:paragraph-properties fo:margin-top="0.0694in" fo:margin-bottom="0.0694in" fo:line-height="100%"/>
    </style:style>
    <style:style style:name="T28"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29"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2" style:parent-style-name="Normale" style:family="paragraph">
      <style:paragraph-properties fo:margin-top="0.0694in" fo:margin-bottom="0.0694in" fo:line-height="100%"/>
    </style:style>
    <style:style style:name="T3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36"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37"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38"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39"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0" style:parent-style-name="Normale" style:list-style-name="LFO2" style:family="paragraph">
      <style:paragraph-properties fo:margin-top="0.0694in" fo:margin-bottom="0.0694in" fo:line-height="100%"/>
    </style:style>
    <style:style style:name="T4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3" style:parent-style-name="Normale" style:list-style-name="LFO2" style:family="paragraph">
      <style:paragraph-properties fo:margin-top="0.0694in" fo:margin-bottom="0.0694in" fo:line-height="100%"/>
    </style:style>
    <style:style style:name="T44"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5"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6" style:parent-style-name="Normale" style:list-style-name="LFO2" style:family="paragraph">
      <style:paragraph-properties fo:margin-top="0.0694in" fo:margin-bottom="0.0694in" fo:line-height="100%"/>
    </style:style>
    <style:style style:name="T4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4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49" style:parent-style-name="Normale" style:list-style-name="LFO2" style:family="paragraph">
      <style:paragraph-properties fo:margin-top="0.0694in" fo:margin-bottom="0.0694in" fo:line-height="100%"/>
    </style:style>
    <style:style style:name="T50"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1"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2"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3"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4"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55" style:parent-style-name="Normale" style:family="paragraph">
      <style:paragraph-properties fo:margin-top="0.0694in" fo:margin-bottom="0.0694in" fo:line-height="100%"/>
    </style:style>
    <style:style style:name="T56"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57"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58"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59" style:parent-style-name="Normale" style:family="paragraph">
      <style:paragraph-properties fo:margin-top="0.0694in" fo:margin-bottom="0.0694in" fo:line-height="100%"/>
    </style:style>
    <style:style style:name="T60"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T61" style:parent-style-name="Car.predefinitoparagrafo" style:family="text">
      <style:text-properties style:font-name="Times New Roman" style:font-name-asian="Times New Roman" style:font-name-complex="Times New Roman" fo:font-weight="bold" style:font-weight-asian="bold" style:font-weight-complex="bold" style:letter-kerning="false" fo:font-size="12pt" style:font-size-asian="12pt" style:font-size-complex="12pt" style:language-asian="it" style:country-asian="IT"/>
    </style:style>
    <style:style style:name="T62" style:parent-style-name="Car.predefinitoparagrafo" style:family="text">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3"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style:style style:name="P64" style:parent-style-name="Normale" style:family="paragraph">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it" style:country-asian="IT"/>
    </style:style>
    <style:style style:name="P65" style:parent-style-name="Normale" style:family="paragraph">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style:style>
  </office:automatic-styles>
  <office:body>
    <office:text text:use-soft-page-breaks="true">
      <text:h text:style-name="P1" text:outline-level="2">Riassunto Dizionari</text:h>
      <text:h text:style-name="P2" text:outline-level="3">Concetti Base</text:h>
      <text:p text:style-name="P3"><text:span text:style-name="T4">Un dizionario gestisce un insieme di elementi<text:s/></text:span><text:span text:style-name="T5">S</text:span><text:span text:style-name="T6">, dove ogni elemento<text:s/></text:span><text:span text:style-name="T7">e</text:span><text:span text:style-name="T8"><text:s/>ha una<text:s/></text:span><text:span text:style-name="T9">chiave</text:span><text:span text:style-name="T10"><text:s/>(</text:span><text:span text:style-name="T11">e.chiave</text:span><text:span text:style-name="T12">) e dei<text:s/></text:span><text:span text:style-name="T13">dati satellite</text:span><text:span text:style-name="T14"><text:s/>(</text:span><text:span text:style-name="T15">e.sat</text:span><text:span text:style-name="T16">). Le operazioni base su un dizionario includono:</text:span></text:p>
      <text:list text:style-name="LFO1" text:continue-numbering="true">
        <text:list-item>
          <text:p text:style-name="P17"><text:span text:style-name="T18">Ricerca(k):</text:span><text:span text:style-name="T19"><text:s/>Trova l'elemento con chiave<text:s/></text:span><text:span text:style-name="T20">k</text:span><text:span text:style-name="T21">.</text:span></text:p>
        </text:list-item>
        <text:list-item>
          <text:p text:style-name="P22"><text:span text:style-name="T23">Inserisci(e):</text:span><text:span text:style-name="T24"><text:s/>Aggiunge l'elemento<text:s/></text:span><text:span text:style-name="T25">e</text:span><text:span text:style-name="T26"><text:s/>al dizionario.</text:span></text:p>
        </text:list-item>
        <text:list-item>
          <text:p text:style-name="P27"><text:span text:style-name="T28">Cancella(k):</text:span><text:span text:style-name="T29"><text:s/>Rimuove l'elemento con chiave<text:s/></text:span><text:span text:style-name="T30">k</text:span><text:span text:style-name="T31">.</text:span></text:p>
        </text:list-item>
      </text:list>
      <text:p text:style-name="P32"><text:span text:style-name="T33">Un dizionario è<text:s/></text:span><text:span text:style-name="T34">statico</text:span><text:span text:style-name="T35"><text:s/>se supporta solo la ricerca, altrimenti è<text:s/></text:span><text:span text:style-name="T36">dinamico</text:span><text:span text:style-name="T37">.</text:span></text:p>
      <text:h text:style-name="P38" text:outline-level="3">Implementazioni</text:h>
      <text:p text:style-name="P39">Esistono diverse implementazioni di dizionari:</text:p>
      <text:list text:style-name="LFO2" text:continue-numbering="true">
        <text:list-item>
          <text:p text:style-name="P40"><text:span text:style-name="T41">Liste Doppie:</text:span><text:span text:style-name="T42"><text:s/>Offrono una soluzione semplice ma con prestazioni lineari per ricerca e cancellazione.</text:span></text:p>
        </text:list-item>
        <text:list-item>
          <text:p text:style-name="P43"><text:span text:style-name="T44">Tabelle Hash:</text:span><text:span text:style-name="T45"><text:s/>Utilizzano una funzione hash per mappare le chiavi in un array. Le collisioni possono essere gestite con liste di trabocco o indirizzamento aperto. Le tabelle hash offrono prestazioni medie costanti, ma il caso peggiore rimane lineare.</text:span></text:p>
        </text:list-item>
        <text:list-item>
          <text:p text:style-name="P46"><text:span text:style-name="T47">Alberi Binari di Ricerca:</text:span><text:span text:style-name="T48"><text:s/>Organizzano gli elementi in un albero binario, garantendo un tempo logaritmico per la maggior parte delle operazioni. Tuttavia, il caso peggiore può essere lineare se l'albero non è bilanciato.</text:span></text:p>
        </text:list-item>
        <text:list-item>
          <text:p text:style-name="P49"><text:span text:style-name="T50">Alberi AVL:</text:span><text:span text:style-name="T51"><text:s/>Sono alberi binari di ricerca<text:s/></text:span><text:span text:style-name="T52">1-bilanciati</text:span><text:span text:style-name="T53">, il che significa che la differenza di altezza tra i sottoalberi sinistro e destro di ogni nodo è al massimo 1. Gli alberi AVL garantiscono un tempo logaritmico per tutte le operazioni.</text:span></text:p>
        </text:list-item>
      </text:list>
      <text:h text:style-name="P54" text:outline-level="3">Alberi AVL: Dettagli</text:h>
      <text:p text:style-name="P55"><text:span text:style-name="T56">Gli alberi AVL mantengono l'equilibrio attraverso<text:s/></text:span><text:span text:style-name="T57">rotazioni</text:span><text:span text:style-name="T58">, che sono operazioni che modificano la struttura dell'albero preservando l'ordinamento delle chiavi. Le rotazioni sono di quattro tipi: SS, SD, DS, DD.</text:span></text:p>
      <text:p text:style-name="P59"><text:span text:style-name="T60">L'inserimento in un albero AVL richiede un tempo logaritmico nel caso peggiore. Dopo l'inserimento di un nuovo nodo, si effettua un'operazione di<text:s/></text:span><text:span text:style-name="T61">ribilanciamento</text:span><text:span text:style-name="T62"><text:s/>per ripristinare la proprietà di 1-bilanciamento.</text:span></text:p>
      <text:p text:style-name="P63">La cancellazione da un albero AVL è più complessa dell'inserimento ma può essere realizzata anch'essa in tempo logaritmico.</text:p>
      <text:h text:style-name="P64" text:outline-level="3">Considerazioni Pratiche</text:h>
      <text:p text:style-name="P65">Nella pratica, la scelta dell'implementazione del dizionario dipende dai requisiti specifici dell'applicazione. Le tabelle hash sono spesso la scelta migliore quando le prestazioni medie sono cruciali, mentre gli alberi AVL sono preferibili quando è necessario garantire un limite superiore al tempo di esecuzione.</text:p>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style:font-name-complex="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style:font-name-complex="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it" style:country-asian="I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STAGNO ANDREA</meta:initial-creator>
    <dc:creator>ROSTAGNO ANDREA</dc:creator>
    <meta:creation-date>2024-06-24T16:06:00Z</meta:creation-date>
    <dc:date>2024-06-24T16:07:00Z</dc:date>
    <meta:template xlink:href="Normal" xlink:type="simple"/>
    <meta:editing-cycles>1</meta:editing-cycles>
    <meta:editing-duration>PT60S</meta:editing-duration>
    <meta:document-statistic meta:page-count="1" meta:paragraph-count="4" meta:word-count="329" meta:character-count="2202" meta:row-count="15" meta:non-whitespace-character-count="1877"/>
  </office:meta>
</office:document-meta>
</file>